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2" style:family="graphic" style:parent-style-name="objectwithoutfill">
      <style:graphic-properties draw:marker-end="Short_20_line_20_Arrow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3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5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08cm"/>
    </style:style>
    <style:style style:name="P1" style:family="paragraph">
      <style:paragraph-properties fo:text-align="center"/>
    </style:style>
    <style:style style:name="P2" style:family="paragraph">
      <style:text-properties fo:font-size="11pt" fo:font-style="italic" style:font-size-asian="11pt" style:font-style-asian="italic" style:font-size-complex="11pt" style:font-style-complex="italic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style:text-position="-33% 58%" fo:font-size="11pt" fo:font-style="normal" style:font-size-asian="11pt" style:font-style-asian="normal" style:font-size-complex="11pt" style:font-style-complex="normal"/>
    </style:style>
    <style:style style:name="T5" style:family="text">
      <style:text-properties style:text-position="0% 100%"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89cm" svg:y1="3.529cm" svg:x2="1cm" svg:y2="0.1cm">
          <text:p/>
        </draw:line>
        <draw:line draw:style-name="gr2" draw:text-style-name="P1" draw:layer="layout" svg:x1="0.754cm" svg:y1="3.3cm" svg:x2="4.183cm" svg:y2="3.3cm">
          <text:p/>
        </draw:line>
        <draw:custom-shape draw:style-name="gr3" draw:text-style-name="P1" draw:layer="layout" svg:width="0.254cm" svg:height="0.254cm" svg:x="0.881cm" svg:y="0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381cm" svg:y="3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0.881cm" svg:y="3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841cm" svg:height="0.776cm" svg:x="0.881cm" svg:y="0.433cm">
          <draw:text-box>
            <text:p><text:span text:style-name="T1">q</text:span><text:span text:style-name="T2">1</text:span></text:p>
          </draw:text-box>
        </draw:frame>
        <draw:frame draw:style-name="gr5" draw:text-style-name="P2" draw:layer="layout" svg:width="1.065cm" svg:height="0.776cm" svg:x="3.381cm" svg:y="2.635cm">
          <draw:text-box>
            <text:p><text:span text:style-name="T1">q</text:span><text:span text:style-name="T2">2</text:span></text:p>
          </draw:text-box>
        </draw:frame>
        <draw:frame draw:style-name="gr6" draw:text-style-name="P4" draw:layer="layout" svg:width="1.408cm" svg:height="0.776cm" svg:x="-0.218cm" svg:y="1.133cm">
          <draw:text-box>
            <text:p text:style-name="P3"><text:span text:style-name="T3">(0;y</text:span><text:span text:style-name="T4">1</text:span><text:span text:style-name="T5">)</text:span></text:p>
          </draw:text-box>
        </draw:frame>
        <draw:frame draw:style-name="gr6" draw:text-style-name="P4" draw:layer="layout" svg:width="1.408cm" svg:height="0.776cm" svg:x="2.513cm" svg:y="3.275cm">
          <draw:text-box>
            <text:p text:style-name="P3"><text:span text:style-name="T3">(x</text:span><text:span text:style-name="T4">2</text:span><text:span text:style-name="T3">;0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.2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 </meta:initial-creator>
    <meta:creation-date>2017-06-05T03:46:36</meta:creation-date>
    <dc:date>2017-07-08T23:50:16</dc:date>
    <dc:creator>a </dc:creator>
    <meta:editing-duration>PT10M58S</meta:editing-duration>
    <meta:editing-cycles>3</meta:editing-cycles>
    <meta:generator>OpenOffice/4.1.2$Unix OpenOffice.org_project/412m3$Build-9782</meta:generator>
    <meta:document-statistic meta:object-count="9"/>
  </office:meta>
</office:document-meta>
</file>